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tyle:protect="size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outline1">
      <style:graphic-properties draw:fill-color="#ffffff" draw:auto-grow-height="true" fo:min-height="13.231cm"/>
    </style:style>
    <style:style style:name="pr3" style:family="presentation" style:parent-style-name="lyt-cool-notes">
      <style:graphic-properties draw:fill-color="#ffffff" fo:min-height="11.16cm"/>
    </style:style>
    <style:style style:name="pr4" style:family="presentation" style:parent-style-name="lyt-cool-outline1">
      <style:graphic-properties draw:fill-color="#ffffff" draw:auto-grow-height="true" fo:min-height="3.162cm"/>
    </style:style>
    <style:style style:name="pr5" style:family="presentation" style:parent-style-name="lyt-cool-outline1">
      <style:graphic-properties draw:fill-color="#ffffff" draw:auto-grow-height="true" fo:min-height="2.5cm"/>
    </style:style>
    <style:style style:name="pr6" style:family="presentation" style:parent-style-name="lyt-cool-outline1">
      <style:graphic-properties draw:fill-color="#ffffff" draw:auto-grow-height="true" fo:min-height="4.06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0pt"/>
    </style:style>
    <style:style style:name="P3" style:family="paragraph">
      <style:paragraph-properties fo:margin-left="1.2cm" fo:margin-right="0cm" text:enable-numbering="false" fo:text-indent="-0.9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cm" fo:margin-right="0cm" fo:text-indent="0cm"/>
      <style:text-properties fo:font-size="24pt"/>
    </style:style>
    <style:style style:name="T1" style:family="text">
      <style:text-properties fo:font-size="40pt"/>
    </style:style>
    <style:style style:name="T2" style:family="text">
      <style:text-properties fo:font-style="italic"/>
    </style:style>
    <style:style style:name="T3" style:family="text">
      <style:text-properties fo:font-style="italic" fo:font-weight="bold"/>
    </style:style>
    <style:style style:name="T4" style:family="text">
      <style:text-properties fo:font-style="normal"/>
    </style:style>
    <style:style style:name="T5" style:family="text">
      <style:text-properties style:text-position="sub 58%" fo:font-style="italic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office:forms form:automatic-focus="false" form:apply-design-mode="false"/>
        <draw:frame presentation:style-name="pr1" draw:text-style-name="P2" draw:layer="layout" svg:width="23.912cm" svg:height="4.93cm" svg:x="2.058cm" svg:y="0.831cm" presentation:class="title" presentation:user-transformed="true">
          <draw:text-box>
            <text:p text:style-name="P1"><text:span text:style-name="T1">ME3:</text:span><text:span text:style-name="T1"><text:line-break/></text:span><text:span text:style-name="T1">Image-Plane Effects</text:span><text:span text:style-name="T1"><text:line-break/></text:span><text:span text:style-name="T1"/></text:p>
          </draw:text-box>
        </draw:frame>
        <draw:frame presentation:style-name="pr2" draw:text-style-name="P3" draw:layer="layout" svg:width="23.912cm" svg:height="13.231cm" svg:x="2.058cm" svg:y="5.838cm" presentation:class="outline">
          <draw:text-box>
            <text:list text:style-name="L2">
              <text:list-item>
                <text:p text:style-name="P3"/>
              </text:list-item>
            </text:list>
            <text:list text:style-name="L2">
              <text:list-item>
                <text:p text:style-name="P3">Objectives:</text:p>
              </text:list-item>
            </text:list>
            <text:list text:style-name="L2">
              <text:list-item>
                <text:p text:style-name="P3"/>
              </text:list-item>
            </text:list>
            <text:list text:style-name="L2">
              <text:list-item>
                <text:p text:style-name="P4">Understanding the basic ME of a point source</text:p>
              </text:list-item>
            </text:list>
            <text:list text:style-name="L2">
              <text:list-item>
                <text:p text:style-name="P4">Understanding how the <text:span text:style-name="T2">implicit MEs</text:span> of legacy packages map to the full ME</text:p>
              </text:list-item>
            </text:list>
            <text:list text:style-name="L2">
              <text:list-item>
                <text:p text:style-name="P4">Understanding how observational effects show up in the ME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8">
        <draw:frame presentation:style-name="pr1" draw:text-style-name="P1" draw:layer="layout" svg:width="23.912cm" svg:height="3.508cm" svg:x="2.058cm" svg:y="1.543cm" presentation:class="title">
          <draw:text-box>
            <text:p text:style-name="P1">The Full-Sky ME</text:p>
          </draw:text-box>
        </draw:frame>
        <draw:frame draw:style-name="gr2" draw:layer="layout" svg:width="19.596cm" svg:height="10.145cm" svg:x="4.5cm" svg:y="7.5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3T19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Image-Plane vs. <text:line-break/><text:span text:style-name="T2">uv</text:span>-Plane Effects</text:p>
          </draw:text-box>
        </draw:frame>
        <draw:frame draw:style-name="gr2" draw:layer="layout" svg:width="23.256cm" svg:height="14.98cm" svg:x="2.314cm" svg:y="5.69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Time Is <text:span text:style-name="T3">Not</text:span> On Our Side</text:p>
          </draw:text-box>
        </draw:frame>
        <draw:frame draw:style-name="gr2" draw:layer="layout" svg:width="22.994cm" svg:height="2.751cm" svg:x="3cm" svg:y="9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4" draw:text-style-name="P4" draw:layer="layout" svg:width="23.912cm" svg:height="3.162cm" svg:x="2.058cm" svg:y="5.838cm" presentation:class="outline" presentation:user-transformed="true">
          <draw:text-box>
            <text:list text:style-name="L2">
              <text:list-item>
                <text:p text:style-name="P4">Our data is observed over some period of time:</text:p>
              </text:list-item>
            </text:list>
          </draw:text-box>
        </draw:frame>
        <draw:frame presentation:style-name="pr4" draw:text-style-name="P4" draw:layer="layout" svg:width="23.912cm" svg:height="6.586cm" svg:x="2.088cm" svg:y="12.338cm" presentation:class="outline" presentation:user-transformed="true">
          <draw:text-box>
            <text:list text:style-name="L2">
              <text:list-item>
                <text:p text:style-name="P4">In general, all observational effects (including image-plane ones) can vary in time, even if the sky itself doesn't.</text:p>
              </text:list-item>
            </text:list>
            <text:list text:style-name="L2">
              <text:list-item>
                <text:p text:style-name="P4">This is especially true for “new” telescope designs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The “Classic” Assumption</text:p>
          </draw:text-box>
        </draw:frame>
        <draw:frame presentation:style-name="pr5" draw:text-style-name="P4" draw:layer="layout" svg:width="23.912cm" svg:height="2.5cm" svg:x="1.088cm" svg:y="23.5cm" presentation:class="outline" presentation:placeholder="true" presentation:user-transformed="true">
          <draw:text-box/>
        </draw:frame>
        <draw:frame draw:style-name="gr2" draw:layer="layout" svg:width="26.365cm" svg:height="12.163cm" svg:x="1.135cm" svg:y="6.5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Conclusions</text:p>
          </draw:text-box>
        </draw:frame>
        <draw:frame presentation:style-name="pr5" draw:text-style-name="P4" draw:layer="layout" svg:width="23.912cm" svg:height="12.215cm" svg:x="2.088cm" svg:y="6.5cm" presentation:class="outline" presentation:user-transformed="true">
          <draw:text-box>
            <text:list text:style-name="L2">
              <text:list-item>
                <text:p text:style-name="P4">Under the “classic” assumption, the visibilities measured by an array correspond to a single “cohaerency distribution” <text:span text:style-name="T3">X</text:span><text:span text:style-name="T2"> </text:span><text:span text:style-name="T4">that is</text:span><text:span text:style-name="T2"> </text:span>in an F.T. relationship with the apparent sky.</text:p>
              </text:list-item>
            </text:list>
            <text:list text:style-name="L2">
              <text:list-item>
                <text:p text:style-name="P4">In the presence of non-trivial image plane effects, each interferometer p-q measures its “own” cohaerency <text:span text:style-name="T3">X</text:span><text:span text:style-name="T5">pq</text:span><text:span text:style-name="T2">(t) </text:span><text:span text:style-name="T4">that is also variable in time!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Correcting Visibilities For Image-plane Effects</text:p>
          </draw:text-box>
        </draw:frame>
        <draw:frame presentation:style-name="pr6" draw:text-style-name="P4" draw:layer="layout" svg:width="23.912cm" svg:height="4.069cm" svg:x="2cm" svg:y="24.5cm" presentation:class="outline" presentation:placeholder="true" presentation:user-transformed="true">
          <draw:text-box/>
        </draw:frame>
        <draw:frame draw:style-name="gr2" draw:layer="layout" svg:width="24.964cm" svg:height="14.016cm" svg:x="2.02cm" svg:y="6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8">
      <presentation:placeholder presentation:object="title" svg:x="2.057cm" svg:y="1.743cm" svg:width="23.911cm" svg:height="3.507cm"/>
      <presentation:placeholder presentation:object="tabl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8.819cm" svg:height="6.614cm" svg:x="3.757cm" svg:y="2.94cm" draw:page-number="1"/>
      <draw:page-thumbnail draw:layer="backgroundobjects" svg:width="8.819cm" svg:height="6.614cm" svg:x="17.122cm" svg:y="2.94cm" draw:page-number="2"/>
      <draw:page-thumbnail draw:layer="backgroundobjects" svg:width="8.819cm" svg:height="6.614cm" svg:x="3.757cm" svg:y="11.445cm" draw:page-number="3"/>
      <draw:page-thumbnail draw:layer="backgroundobjects" svg:width="8.819cm" svg:height="6.614cm" svg:x="17.122cm" svg:y="11.445cm" draw:page-number="4"/>
    </style:handout-master>
    <style:master-page style:name="lyt-cool" style:page-layout-name="PM1" draw:style-name="dp1"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6-09-15T16:37:37</meta:creation-date>
    <dc:date>2006-09-20T19:27:56</dc:date>
    <meta:print-date>2006-09-20T19:24:59</meta:print-date>
    <dc:language>en-US</dc:language>
    <meta:editing-cycles>19</meta:editing-cycles>
    <meta:editing-duration>PT15H3M22S</meta:editing-duration>
    <meta:user-defined meta:name="Info 1"/>
    <meta:user-defined meta:name="Info 2"/>
    <meta:user-defined meta:name="Info 3"/>
    <meta:user-defined meta:name="Info 4"/>
    <meta:document-statistic meta:object-count="48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text>Let's decompose: </math:mtext>
            </math:mrow>
          </math:mstyle>
          <math:msub>
            <math:mstyle math:fontweight="bold">
              <math:mrow>
                <math:mi>J</math:mi>
              </math:mrow>
            </math:mstyle>
            <math:mi>p</math:mi>
          </math:msub>
          <math:mrow>
            <math:mrow>
              <math:mo math:stretchy="false"></math:mo>
              <math:mrow>
                <math:mi>l</math:mi>
                <math:mi>,</math:mi>
                <math:mi>m</math:mi>
              </math:mrow>
              <math:mo math:stretchy="false"></math:mo>
            </math:mrow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K</math:mi>
              </math:mrow>
            </math:mstyle>
            <math:mi>p</math:mi>
          </math:msub>
          <math:mrow>
            <math:mo math:stretchy="false"></math:mo>
            <math:mrow>
              <math:mi>l</math:mi>
              <math:mi>,</math:mi>
              <math:mi>m</math:mi>
            </math:mrow>
            <math:mo math:stretchy="false"></math:mo>
          </math:mrow>
          <math:msub>
            <math:mstyle math:fontweight="bold">
              <math:mrow>
                <math:mi>E</math:mi>
              </math:mrow>
            </math:mstyle>
            <math:mi>p</math:mi>
          </math:msub>
          <math:mrow>
            <math:mo math:stretchy="false"></math:mo>
            <math:mrow>
              <math:mi>l</math:mi>
              <math:mi>,</math:mi>
              <math:mi>m</math:mi>
            </math:mrow>
            <math:mo math:stretchy="false"></math:mo>
          </math:mrow>
        </math:mrow>
      </math:mtr>
      <math:mtr>
        <math:mrow>
          <math:mstyle math:fontsize="24pt">
            <math:mrow>
              <math:mrow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  <math:mtext> represents uv-plane effects, does not vary with </math:mtext>
                <math:mi>l</math:mi>
                <math:mi>,</math:mi>
                <math:mi>m</math:mi>
                <math:mi>;</math:mi>
              </math:mrow>
            </math:mrow>
          </math:mstyle>
        </math:mrow>
      </math:mtr>
      <math:mtr>
        <math:mrow>
          <math:mstyle math:fontsize="24pt">
            <math:mrow>
              <math:mrow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text> represents image-plane effects, varies with </math:mtext>
                <math:mi>l</math:mi>
                <math:mi>,</math:mi>
                <math:mi math:fontstyle="italic">m.</math:mi>
              </math:mrow>
            </math:mrow>
          </math:mstyle>
        </math:mrow>
      </math:mtr>
      <math:mtr>
        <math:mrow>
          <math:mstyle math:fontsize="24pt">
            <math:mrow>
              <math:mtext>then:  </math:mtext>
            </math:mrow>
          </math:mstyle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i math:fontstyle="italic">lm</math:mi>
                </math:munder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style math:fontweight="bold">
                <math:mrow>
                  <math:mi>B</math:mi>
                </math:mrow>
              </math:mstyle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i math:fontstyle="italic">dl</math:mi>
              <math:mi/>
              <math:mi math:fontstyle="italic">dm</math:mi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>
        <math:mstyle math:fontsize="24pt">
          <math:mrow>
            <math:mtext>and then substituting in the K terms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i math:fontstyle="italic">lm</math:mi>
                </math:munder>
                <math:mrow>
                  <math:mo math:stretchy="false"></math:mo>
                  <math:mrow>
                    <math:msub>
                      <math:mstyle math:fontweight="bold">
                        <math:mrow>
                          <math:mi>E</math:mi>
                        </math:mrow>
                      </math:mstyle>
                      <math:mi>p</math:mi>
                    </math:msub>
                    <math:mstyle math:fontweight="bold">
                      <math:mrow>
                        <math:mi>B</math:mi>
                      </math:mrow>
                    </math:mstyle>
                    <math:msubsup>
                      <math:mstyle math:fontweight="bold">
                        <math:mrow>
                          <math:mi>E</math:mi>
                        </math:mrow>
                      </math:mstyle>
                      <math:mi>q</math:mi>
                      <math:mo math:stretchy="false">†</math:mo>
                    </math:msubsup>
                  </math:mrow>
                  <math:mo math:stretchy="false"></math:mo>
                </math:mrow>
              </math:mrow>
              <math:msup>
                <math:mi>e</math:mi>
                <math:mrow>
                  <math:mo math:stretchy="false">i</math:mo>
                  <math:msub>
                    <math:mo math:stretchy="false"></math:mo>
                    <math:mi math:fontstyle="italic">pq</math:mi>
                  </math:msub>
                  <math:mrow>
                    <math:mo math:stretchy="false"></math:mo>
                    <math:mrow>
                      <math:mi>l</math:mi>
                      <math:mi>,</math:mi>
                      <math:mi>m</math:mi>
                    </math:mrow>
                    <math:mo math:stretchy="false"></math:mo>
                  </math:mrow>
                </math:mrow>
              </math:msup>
              <math:mi math:fontstyle="italic">dl</math:mi>
              <math:mi/>
              <math:mi math:fontstyle="italic">dm</math:mi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>
        <math:mrow>
          <math:mstyle math:fontsize="24pt">
            <math:mrow>
              <math:mtext>thus: </math:mtext>
            </math:mrow>
          </math:mstyle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X</math:mi>
              </math:mrow>
            </math:mstyle>
            <math:mi math:fontstyle="italic">pq</math:mi>
          </math:msub>
          <math:mrow>
            <math:mo math:stretchy="false"></math:mo>
            <math:mrow>
              <math:msub>
                <math:mi>u</math:mi>
                <math:mi math:fontstyle="italic">pq</math:mi>
              </math:msub>
              <math:mi>,</math:mi>
              <math:msub>
                <math:mi>v</math:mi>
                <math:mi math:fontstyle="italic">pq</math:mi>
              </math:msub>
              <math:mi>,</math:mi>
              <math:msub>
                <math:mi>w</math:mi>
                <math:mi math:fontstyle="italic">pq</math:mi>
              </math:msub>
            </math:mrow>
            <math:mo math:stretchy="false"></math:mo>
          </math:mrow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>
        <math:mrow>
          <math:mstyle math:fontsize="24pt">
            <math:mrow>
              <math:mtext> where the 'cohaerency' </math:mtext>
            </math:mrow>
          </math:mstyle>
          <math:msub>
            <math:mstyle math:fontweight="bold">
              <math:mrow>
                <math:mi>X</math:mi>
              </math:mrow>
            </math:mstyle>
            <math:mi math:fontstyle="italic">pq</math:mi>
          </math:msub>
          <math:mstyle math:fontsize="24pt">
            <math:mrow>
              <math:mtext> is the Fourier Transform</math:mtext>
            </math:mrow>
          </math:mstyle>
        </math:mrow>
      </math:mtr>
      <math:mtr>
        <math:mrow>
          <math:mstyle math:fontsize="24pt">
            <math:mrow>
              <math:mtext> of the 'apparent sky' </math:mtext>
            </math:mrow>
          </math:mstyle>
          <math:mrow>
            <math:msub>
              <math:mstyle math:fontweight="bold">
                <math:mrow>
                  <math:mover math:accent="true">
                    <math:mi>B</math:mi>
                    <math:mo math:stretchy="false"></math:mo>
                  </math:mover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E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</math:mrow>
      </math:mtr>
    </math:mtable>
    <math:annotation math:encoding="StarMath 5.0">size 24 { "Let's decompose: "} {bold J}_p(l,m) = {bold G}_p {bold K}_p(l,m) {bold E}_p(l,m) newline 
alignl size 24 {{bold G}_p " represents uv-plane effects, does not vary with " l,m; } newline
alignl size 24 {{bold E}_p " represents image-plane effects, varies with " l,m. } newline
size 24 { "then:  "} {bold V}_pq = {bold G}_p left ( iint csub {lm} {bold K}_p {bold E}_p bold B {bold E}^{%dagger}_q {bold K}^{%dagger}_q dl`dm right ) {bold G}^{%dagger}_q newline
size 24 { "and then substituting in the K terms:"} newline
{bold V}_pq = {bold G}_p left ( iint csub {lm} ({bold E}_p bold B {bold E}^{%dagger}_q)e^{%i %phi_{pq}(l,m)} dl`dm right ) {bold G}^{%dagger}_q newline 
size 24 { "thus: "} {bold V}_pq = {bold G}_p {bold X}_pq(u_pq,v_pq,w_pq) {bold G}^{%dagger}_q newline
size 24 {" where the 'cohaerency' " } {bold X}_pq size 24 {" is the Fourier Transform"}newline
size 24 {" of the 'apparent sky' " } {bold tilde B}_pq={bold E}_p bold B {bold E}^{%dagger}_q



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ME of a single point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</math:mrow>
      </math:mtr>
      <math:mtr/>
      <math:mtr>
        <math:mrow>
          <math:mstyle math:fontsize="24pt">
            <math:mrow>
              <math:mtext>The sky has a brightness distribution: </math:mtext>
            </math:mrow>
          </math:mstyle>
          <math:mstyle math:fontweight="bold">
            <math:mrow>
              <math:mi>B</math:mi>
            </math:mrow>
          </math:mstyle>
          <math:mrow>
            <math:mo math:stretchy="false"></math:mo>
            <math:mrow>
              <math:mi>l</math:mi>
              <math:mi>,</math:mi>
              <math:mi>m</math:mi>
            </math:mrow>
            <math:mo math:stretchy="false"></math:mo>
          </math:mrow>
        </math:mrow>
      </math:mtr>
      <math:mtr>
        <math:mstyle math:fontsize="24pt">
          <math:mrow>
            <math:mtext>So the total visibility is obtained by integrating:</math:mtext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∬</math:mo>
                <math:mi math:fontstyle="italic">lm</math:mi>
              </math:munder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</math:mrow>
          </math:mrow>
          <math:mrow>
            <math:mo math:stretchy="false"></math:mo>
            <math:mrow>
              <math:mi>l</math:mi>
              <math:mi>,</math:mi>
              <math:mi>m</math:mi>
            </math:mrow>
            <math:mo math:stretchy="false"></math:mo>
          </math:mrow>
          <math:mstyle math:fontweight="bold">
            <math:mrow>
              <math:mi>B</math:mi>
            </math:mrow>
          </math:mstyle>
          <math:mrow>
            <math:mo math:stretchy="false"></math:mo>
            <math:mrow>
              <math:mi>l</math:mi>
              <math:mi>,</math:mi>
              <math:mi>m</math:mi>
            </math:mrow>
            <math:mo math:stretchy="false"></math:mo>
          </math:mrow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  <math:mrow>
            <math:mo math:stretchy="false"></math:mo>
            <math:mrow>
              <math:mi>l</math:mi>
              <math:mi>,</math:mi>
              <math:mi>m</math:mi>
            </math:mrow>
            <math:mo math:stretchy="false"></math:mo>
          </math:mrow>
          <math:mi math:fontstyle="italic">dl</math:mi>
          <math:mi/>
          <math:mi math:fontstyle="italic">dm</math:mi>
        </math:mrow>
      </math:mtr>
    </math:mtable>
    <math:annotation math:encoding="StarMath 5.0"> size 24 { "ME of a single point:" } newline {bold V}_pq = {bold J}_p {bold B} {bold J}^{ %dagger }_q newline newline
size 24 {"The sky has a brightness distribution: "} {bold B}(l,m) newline
size 24 {"So the total visibility is obtained by integrating:"} newline newline
{bold V}_pq = iint csub {lm} {bold J}_p(l,m)bold B(l,m){bold J}^{%dagger}_q(l,m)dl`dm

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ub>
        <math:mstyle math:fontweight="bold">
          <math:mrow>
            <math:mi>V</math:mi>
          </math:mrow>
        </math:mstyle>
        <math:mi math:fontstyle="italic">pq</math:mi>
      </math:msub>
      <math:mrow>
        <math:mrow>
          <math:mo math:stretchy="false"></math:mo>
          <math:mi>t</math:mi>
          <math:mo math:stretchy="false"></math:mo>
        </math:mrow>
        <math:mo math:stretchy="false">=</math:mo>
        <math:msub>
          <math:mstyle math:fontweight="bold">
            <math:mrow>
              <math:mi>G</math:mi>
            </math:mrow>
          </math:mstyle>
          <math:mi>p</math:mi>
        </math:msub>
      </math:mrow>
      <math:mrow>
        <math:mo math:stretchy="false"></math:mo>
        <math:mi>t</math:mi>
        <math:mo math:stretchy="false"></math:mo>
      </math:mrow>
      <math:msub>
        <math:mstyle math:fontweight="bold">
          <math:mrow>
            <math:mi>X</math:mi>
          </math:mrow>
        </math:mstyle>
        <math:mi math:fontstyle="italic">pq</math:mi>
      </math:msub>
      <math:mrow>
        <math:mo math:stretchy="false"></math:mo>
        <math:mrow>
          <math:mi>t</math:mi>
          <math:mi>,</math:mi>
          <math:msub>
            <math:mi>u</math:mi>
            <math:mi math:fontstyle="italic">pq</math:mi>
          </math:msub>
          <math:mrow>
            <math:mo math:stretchy="false"></math:mo>
            <math:mi>t</math:mi>
            <math:mo math:stretchy="false"></math:mo>
          </math:mrow>
          <math:mi>,</math:mi>
          <math:msub>
            <math:mi>v</math:mi>
            <math:mi math:fontstyle="italic">pq</math:mi>
          </math:msub>
          <math:mrow>
            <math:mo math:stretchy="false"></math:mo>
            <math:mi>t</math:mi>
            <math:mo math:stretchy="false"></math:mo>
          </math:mrow>
          <math:mi>,</math:mi>
          <math:msub>
            <math:mi>w</math:mi>
            <math:mi math:fontstyle="italic">pq</math:mi>
          </math:msub>
          <math:mrow>
            <math:mo math:stretchy="false"></math:mo>
            <math:mi>t</math:mi>
            <math:mo math:stretchy="false"></math:mo>
          </math:mrow>
        </math:mrow>
        <math:mo math:stretchy="false"></math:mo>
      </math:mrow>
      <math:msubsup>
        <math:mstyle math:fontweight="bold">
          <math:mrow>
            <math:mi>G</math:mi>
          </math:mrow>
        </math:mstyle>
        <math:mi>q</math:mi>
        <math:mo math:stretchy="false">†</math:mo>
      </math:msubsup>
      <math:mrow>
        <math:mo math:stretchy="false"></math:mo>
        <math:mi>t</math:mi>
        <math:mo math:stretchy="false"></math:mo>
      </math:mrow>
    </math:mrow>
    <math:annotation math:encoding="StarMath 5.0">{bold V}_pq(t) = {bold G}_p(t) {bold X}_pq(t,u_pq(t),v_pq(t),w_pq(t)) {bold G}^{%dagger}_q(t) newline



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X</math:mi>
              </math:mrow>
            </math:mstyle>
            <math:mi math:fontstyle="italic">pq</math:mi>
          </math:msub>
          <math:mrow>
            <math:mo math:stretchy="false"></math:mo>
            <math:mrow>
              <math:msub>
                <math:mi>u</math:mi>
                <math:mi math:fontstyle="italic">pq</math:mi>
              </math:msub>
              <math:mi>,</math:mi>
              <math:msub>
                <math:mi>v</math:mi>
                <math:mi math:fontstyle="italic">pq</math:mi>
              </math:msub>
              <math:mi>,</math:mi>
              <math:msub>
                <math:mi>w</math:mi>
                <math:mi math:fontstyle="italic">pq</math:mi>
              </math:msub>
            </math:mrow>
            <math:mo math:stretchy="false"></math:mo>
          </math:mrow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row>
          <math:mrow>
            <math:msub>
              <math:mstyle math:fontweight="bold">
                <math:mrow>
                  <math:mi>X</math:mi>
                </math:mrow>
              </math:mstyle>
              <math:mi math:fontstyle="italic">pq</math:mi>
            </math:msub>
            <math:mo math:stretchy="false">=</math:mo>
            <math:mstyle math:fontsize="48pt">
              <math:mrow>
                <math:mo math:stretchy="false">F</math:mo>
              </math:mrow>
            </math:mstyle>
          </math:mrow>
          <math:mrow>
            <math:mo math:stretchy="false"></math:mo>
            <math:msub>
              <math:mstyle math:fontweight="bold">
                <math:mrow>
                  <math:mover math:accent="true">
                    <math:mi>B</math:mi>
                    <math:mo math:stretchy="false"></math:mo>
                  </math:mover>
                </math:mrow>
              </math:mstyle>
              <math:mi math:fontstyle="italic">pq</math:mi>
            </math:msub>
            <math:mo math:stretchy="false"></math:mo>
          </math:mrow>
          <math:mi>,</math:mi>
          <math:mi/>
          <math:mrow>
            <math:msub>
              <math:mstyle math:fontweight="bold">
                <math:mrow>
                  <math:mover math:accent="true">
                    <math:mi>B</math:mi>
                    <math:mo math:stretchy="false"></math:mo>
                  </math:mover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E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</math:mrow>
      </math:mtr>
      <math:mtr/>
      <math:mtr>
        <math:mrow>
          <math:mstyle math:fontsize="24pt">
            <math:mrow>
              <math:mtext>If we assume that </math:mtext>
            </math:mrow>
          </math:mstyle>
          <math:mstyle math:fontweight="bold">
            <math:mrow>
              <math:mi>B</math:mi>
            </math:mrow>
          </math:mstyle>
          <math:mrow>
            <math:mrow>
              <math:mo math:stretchy="false"></math:mo>
              <math:mi>t</math:mi>
              <math:mo math:stretchy="false"></math:mo>
            </math:mrow>
            <math:mo math:stretchy="false">≡</math:mo>
            <math:mstyle math:fontweight="bold">
              <math:mrow>
                <math:mi>B</math:mi>
              </math:mrow>
            </math:mstyle>
          </math:mrow>
          <math:mi>,</math:mi>
          <math:mtext> and  </math:mtext>
          <math:msub>
            <math:mstyle math:fontweight="bold">
              <math:mrow>
                <math:mi>E</math:mi>
              </math:mrow>
            </math:mstyle>
            <math:mi>p</math:mi>
          </math:msub>
          <math:mrow>
            <math:mrow>
              <math:mrow>
                <math:mo math:stretchy="false"></math:mo>
                <math:mi>t</math:mi>
                <math:mo math:stretchy="false"></math:mo>
              </math:mrow>
              <math:mo math:stretchy="false">≡</math:mo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</math:mrow>
            <math:mo math:stretchy="false">≡</math:mo>
            <math:mstyle math:fontweight="bold">
              <math:mrow>
                <math:mi>E</math:mi>
              </math:mrow>
            </math:mstyle>
          </math:mrow>
        </math:mrow>
      </math:mtr>
      <math:mtr>
        <math:mrow>
          <math:mstyle math:fontsize="24pt">
            <math:mrow>
              <math:mtext>then we have a single, constant 'apparent sky' </math:mtext>
            </math:mrow>
          </math:mstyle>
          <math:msub>
            <math:mstyle math:fontweight="bold">
              <math:mrow>
                <math:mover math:accent="true">
                  <math:mi>B</math:mi>
                  <math:mo math:stretchy="false"></math:mo>
                </math:mover>
              </math:mrow>
            </math:mstyle>
            <math:mi math:fontstyle="italic">pq</math:mi>
          </math:msub>
          <math:mrow>
            <math:mrow>
              <math:mo math:stretchy="false"></math:mo>
              <math:mi>t</math:mi>
              <math:mo math:stretchy="false"></math:mo>
            </math:mrow>
            <math:mo math:stretchy="false">≡</math:mo>
            <math:mstyle math:fontweight="bold">
              <math:mrow>
                <math:mover math:accent="true">
                  <math:mi>B</math:mi>
                  <math:mo math:stretchy="false"></math:mo>
                </math:mover>
              </math:mrow>
            </math:mstyle>
          </math:mrow>
        </math:mrow>
      </math:mtr>
      <math:mtr>
        <math:mrow>
          <math:mstyle math:fontsize="24pt">
            <math:mrow>
              <math:mtext>and one cohaerency distribution </math:mtext>
            </math:mrow>
          </math:mstyle>
          <math:msub>
            <math:mstyle math:fontweight="bold">
              <math:mrow>
                <math:mi>X</math:mi>
              </math:mrow>
            </math:mstyle>
            <math:mi math:fontstyle="italic">pq</math:mi>
          </math:msub>
          <math:mrow>
            <math:mrow>
              <math:mo math:stretchy="false"></math:mo>
              <math:mrow>
                <math:mi>t</math:mi>
                <math:mi>,</math:mi>
                <math:mi>u</math:mi>
                <math:mi>,</math:mi>
                <math:mi>v</math:mi>
                <math:mi>,</math:mi>
                <math:mi>w</math:mi>
              </math:mrow>
              <math:mo math:stretchy="false"></math:mo>
            </math:mrow>
            <math:mo math:stretchy="false">≡</math:mo>
            <math:mstyle math:fontweight="bold">
              <math:mrow>
                <math:mi>X</math:mi>
              </math:mrow>
            </math:mstyle>
          </math:mrow>
          <math:mrow>
            <math:mo math:stretchy="false"></math:mo>
            <math:mrow>
              <math:mi>u</math:mi>
              <math:mi>,</math:mi>
              <math:mi>v</math:mi>
              <math:mi>,</math:mi>
              <math:mi>w</math:mi>
            </math:mrow>
            <math:mo math:stretchy="false"></math:mo>
          </math:mrow>
        </math:mrow>
      </math:mtr>
      <math:mtr/>
      <math:mtr>
        <math:mrow>
          <math:mstyle math:fontsize="24pt">
            <math:mrow>
              <math:mtext>then </math:mtext>
            </math:mrow>
          </math:mstyle>
          <math:msub>
            <math:mstyle math:fontweight="bold">
              <math:mrow>
                <math:mi>V</math:mi>
              </math:mrow>
            </math:mstyle>
            <math:mi math:fontstyle="italic">pq</math:mi>
          </math:msub>
          <math:mrow>
            <math:mrow>
              <math:mo math:stretchy="false"></math:mo>
              <math:mi>t</math:mi>
              <math:mo math:stretchy="false"></math:mo>
            </math:mrow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row>
            <math:mo math:stretchy="false"></math:mo>
            <math:mi>t</math:mi>
            <math:mo math:stretchy="false"></math:mo>
          </math:mrow>
          <math:mstyle math:fontweight="bold">
            <math:mrow>
              <math:mi>X</math:mi>
            </math:mrow>
          </math:mstyle>
          <math:mrow>
            <math:mo math:stretchy="false"></math:mo>
            <math:mrow>
              <math:msub>
                <math:mi>u</math:mi>
                <math:mi math:fontstyle="italic">pq</math:mi>
              </math:msub>
              <math:mrow>
                <math:mo math:stretchy="false"></math:mo>
                <math:mi>t</math:mi>
                <math:mo math:stretchy="false"></math:mo>
              </math:mrow>
              <math:mi>,</math:mi>
              <math:msub>
                <math:mi>v</math:mi>
                <math:mi math:fontstyle="italic">pq</math:mi>
              </math:msub>
              <math:mrow>
                <math:mo math:stretchy="false"></math:mo>
                <math:mi>t</math:mi>
                <math:mo math:stretchy="false"></math:mo>
              </math:mrow>
              <math:mi>,</math:mi>
              <math:msub>
                <math:mi>w</math:mi>
                <math:mi math:fontstyle="italic">pq</math:mi>
              </math:msub>
              <math:mrow>
                <math:mo math:stretchy="false"></math:mo>
                <math:mi>t</math:mi>
                <math:mo math:stretchy="false"></math:mo>
              </math:mrow>
            </math:mrow>
            <math:mo math:stretchy="false"></math:mo>
          </math:mrow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  <math:mrow>
            <math:mo math:stretchy="false"></math:mo>
            <math:mi>t</math:mi>
            <math:mo math:stretchy="false"></math:mo>
          </math:mrow>
        </math:mrow>
      </math:mtr>
    </math:mtable>
    <math:annotation math:encoding="StarMath 5.0">{bold V}_pq = {bold G}_p {bold X}_pq(u_pq,v_pq,w_pq) {bold G}^{%dagger}_q, newline
{bold X}_pq = size 48 %fcall({bold tilde B}_pq), ~{bold tilde B}_pq = {bold E}_p bold B {bold E}^{%dagger}_q newline newline
size 24 "If we assume that " {bold B}(t) equiv {bold B}, " and  " {bold E}_p(t) equiv {bold E}_p equiv bold E newline 
size 24 "then we have a single, constant 'apparent sky' " {bold tilde B}_{pq}(t) equiv {bold tilde B} newline
size 24 "and one cohaerency distribution " {bold X}_pq(t,u,v,w) equiv {bold X}(u,v,w) newline newline 
size 24 "then " {bold V}_pq(t) = {bold G}_p(t) {bold X}(u_pq(t),v_pq(t),w_pq(t)) {bold G}^{%dagger}_q(t) newline





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tyle math:fontsize="24pt">
              <math:mrow>
                <math:mtext>uv-plane effects can be "reversed": if </math:mtext>
              </math:mrow>
            </math:mstyle>
            <math:mrow>
              <math:mstyle math:fontweight="bold">
                <math:mrow>
                  <math:mi>V</math:mi>
                </math:mrow>
              </math:mstyle>
              <math:mo math:stretchy="false">=</math:mo>
              <math:msub>
                <math:mstyle math:fontweight="bold">
                  <math:mrow>
                    <math:mi>G</math:mi>
                  </math:mrow>
                </math:mstyle>
                <math:mi>p</math:mi>
              </math:msub>
            </math:mrow>
            <math:mstyle math:fontsize="48pt">
              <math:mrow>
                <math:mo math:stretchy="false">F</math:mo>
              </math:mrow>
            </math:mstyle>
            <math:mrow>
              <math:mo math:stretchy="false"></math:mo>
              <math:mstyle math:fontweight="bold">
                <math:mrow>
                  <math:mi>B</math:mi>
                </math:mrow>
              </math:mstyle>
              <math:mo math:stretchy="false"></math:mo>
            </math:mrow>
            <math:msubsup>
              <math:mstyle math:fontweight="bold">
                <math:mrow>
                  <math:mi>G</math:mi>
                </math:mrow>
              </math:mstyle>
              <math:mi>q</math:mi>
              <math:mo math:stretchy="false">†</math:mo>
            </math:msubsup>
            <math:mi>,</math:mi>
          </math:mrow>
        </math:mrow>
      </math:mtr>
      <math:mtr>
        <math:mrow>
          <math:mrow>
            <math:mstyle math:fontsize="24pt">
              <math:mrow>
                <math:mtext>then (knowing G) we can derive </math:mtext>
              </math:mrow>
            </math:mstyle>
            <math:mrow>
              <math:mrow>
                <math:mstyle math:fontweight="bold">
                  <math:mrow>
                    <math:mi>V</math:mi>
                  </math:mrow>
                </math:mstyle>
                <math:mi>'</math:mi>
              </math:mrow>
              <math:mo math:stretchy="false">=</math:mo>
              <math:msubsup>
                <math:mstyle math:fontweight="bold">
                  <math:mrow>
                    <math:mi>G</math:mi>
                  </math:mrow>
                </math:mstyle>
                <math:mi>p</math:mi>
                <math:mrow>
                  <math:mo math:stretchy="false">−</math:mo>
                  <math:mn>1</math:mn>
                </math:mrow>
              </math:msubsup>
            </math:mrow>
            <math:mstyle math:fontweight="bold">
              <math:mrow>
                <math:mi>V</math:mi>
              </math:mrow>
            </math:mstyle>
            <math:mrow>
              <math:msup>
                <math:mrow>
                  <math:mo math:stretchy="false"></math:mo>
                  <math:msubsup>
                    <math:mstyle math:fontweight="bold">
                      <math:mrow>
                        <math:mi>G</math:mi>
                      </math:mrow>
                    </math:mstyle>
                    <math:mi>q</math:mi>
                    <math:mo math:stretchy="false">†</math:mo>
                  </math:msubsup>
                  <math:mo math:stretchy="false"></math:mo>
                </math:mrow>
                <math:mrow>
                  <math:mo math:stretchy="false">−</math:mo>
                  <math:mn>1</math:mn>
                </math:mrow>
              </math:msup>
              <math:mo math:stretchy="false">≡</math:mo>
              <math:mstyle math:fontsize="48pt">
                <math:mrow>
                  <math:mo math:stretchy="false">F</math:mo>
                </math:mrow>
              </math:mstyle>
            </math:mrow>
            <math:mrow>
              <math:mo math:stretchy="false"></math:mo>
              <math:mstyle math:fontweight="bold">
                <math:mrow>
                  <math:mi>B</math:mi>
                </math:mrow>
              </math:mstyle>
              <math:mo math:stretchy="false"></math:mo>
            </math:mrow>
            <math:mi>.</math:mi>
          </math:mrow>
        </math:mrow>
      </math:mtr>
      <math:mtr/>
      <math:mtr>
        <math:mrow>
          <math:mrow>
            <math:mstyle math:fontsize="24pt">
              <math:mrow>
                <math:mtext>Not so with image-plane effects: if </math:mtext>
              </math:mrow>
            </math:mstyle>
            <math:mrow>
              <math:mstyle math:fontweight="bold">
                <math:mrow>
                  <math:mi>V</math:mi>
                </math:mrow>
              </math:mstyle>
              <math:mo math:stretchy="false">=</math:mo>
              <math:mstyle math:fontsize="48pt">
                <math:mrow>
                  <math:mo math:stretchy="false">F</math:mo>
                </math:mrow>
              </math:mstyle>
            </math:mrow>
            <math:mrow>
              <math:mo math:stretchy="false"></math:mo>
              <math:mrow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style math:fontweight="bold">
                  <math:mrow>
                    <math:mi>B</math:mi>
                  </math:mrow>
                </math:mstyle>
                <math:msubsup>
                  <math:mstyle math:fontweight="bold">
                    <math:mrow>
                      <math:mi>E</math:mi>
                    </math:mrow>
                  </math:mstyle>
                  <math:mi>q</math:mi>
                  <math:mo math:stretchy="false">†</math:mo>
                </math:msubsup>
              </math:mrow>
              <math:mo math:stretchy="false"></math:mo>
            </math:mrow>
            <math:mi>,</math:mi>
          </math:mrow>
        </math:mrow>
      </math:mtr>
      <math:mtr>
        <math:mrow>
          <math:mrow>
            <math:mstyle math:fontsize="24pt">
              <math:mrow>
                <math:mtext>then (in general) we cannot derive a </math:mtext>
              </math:mrow>
            </math:mstyle>
            <math:mstyle math:fontweight="bold">
              <math:mrow>
                <math:mi>V</math:mi>
              </math:mrow>
            </math:mstyle>
            <math:mrow>
              <math:mi>'</math:mi>
              <math:mo math:stretchy="false">=</math:mo>
              <math:mstyle math:fontsize="48pt">
                <math:mrow>
                  <math:mo math:stretchy="false">F</math:mo>
                </math:mrow>
              </math:mstyle>
            </math:mrow>
            <math:mrow>
              <math:mo math:stretchy="false"></math:mo>
              <math:mstyle math:fontweight="bold">
                <math:mrow>
                  <math:mi>B</math:mi>
                </math:mrow>
              </math:mstyle>
              <math:mo math:stretchy="false"></math:mo>
            </math:mrow>
            <math:mi>.</math:mi>
          </math:mrow>
        </math:mrow>
      </math:mtr>
      <math:mtr>
        <math:mrow>
          <math:mstyle math:fontsize="24pt">
            <math:mrow>
              <math:mrow>
                <math:mtext>At best we can correct for a single point </math:mtext>
                <math:msub>
                  <math:mi>l</math:mi>
                  <math:mn>0,</math:mn>
                </math:msub>
                <math:msub>
                  <math:mi>m</math:mi>
                  <math:mn>0</math:mn>
                </math:msub>
                <math:mi>:</math:mi>
              </math:mrow>
            </math:mrow>
          </math:mstyle>
        </math:mrow>
      </math:mtr>
      <math:mtr>
        <math:mrow>
          <math:mstyle math:fontweight="bold">
            <math:mrow>
              <math:mi>V</math:mi>
            </math:mrow>
          </math:mstyle>
          <math:mrow>
            <math:mi>'</math:mi>
            <math:mo math:stretchy="false">=</math:mo>
            <math:msubsup>
              <math:mstyle math:fontweight="bold">
                <math:mrow>
                  <math:mi>E</math:mi>
                </math:mrow>
              </math:mstyle>
              <math:mi>p</math:mi>
              <math:mrow>
                <math:mo math:stretchy="false">−</math:mo>
                <math:mn>1</math:mn>
              </math:mrow>
            </math:msubsup>
          </math:mrow>
          <math:mrow>
            <math:mo math:stretchy="false"></math:mo>
            <math:mrow>
              <math:msub>
                <math:mi>l</math:mi>
                <math:mn>0,</math:mn>
              </math:msub>
              <math:msub>
                <math:mi>m</math:mi>
                <math:mn>0</math:mn>
              </math:msub>
            </math:mrow>
            <math:mo math:stretchy="false"></math:mo>
          </math:mrow>
          <math:mstyle math:fontweight="bold">
            <math:mrow>
              <math:mi>V</math:mi>
            </math:mrow>
          </math:mstyle>
          <math:msup>
            <math:mrow>
              <math:mo math:stretchy="false"></math:mo>
              <math:mrow>
                <math:msubsup>
                  <math:mstyle math:fontweight="bold">
                    <math:mrow>
                      <math:mi>E</math:mi>
                    </math:mrow>
                  </math:mstyle>
                  <math:mi>q</math:mi>
                  <math:mo math:stretchy="false">†</math:mo>
                </math:msubsup>
                <math:mrow>
                  <math:mo math:stretchy="false"></math:mo>
                  <math:mrow>
                    <math:msub>
                      <math:mi>l</math:mi>
                      <math:mn>0,</math:mn>
                    </math:msub>
                    <math:msub>
                      <math:mi>m</math:mi>
                      <math:mn>0</math:mn>
                    </math:msub>
                  </math:mrow>
                  <math:mo math:stretchy="false"></math:mo>
                </math:mrow>
              </math:mrow>
              <math:mo math:stretchy="false"></math:mo>
            </math:mrow>
            <math:mrow>
              <math:mo math:stretchy="false">−</math:mo>
              <math:mn>1</math:mn>
            </math:mrow>
          </math:msup>
          <math:mtext>=</math:mtext>
        </math:mrow>
      </math:mtr>
      <math:mtr>
        <math:mrow>
          <math:mrow>
            <math:mtext>=</math:mtext>
            <math:mstyle math:fontsize="48pt">
              <math:mrow>
                <math:mo math:stretchy="false">F</math:mo>
              </math:mrow>
            </math:mstyle>
            <math:mrow>
              <math:mrow>
                <math:mo math:stretchy="false"></math:mo>
                <math:mrow>
                  <math:msubsup>
                    <math:mstyle math:fontweight="bold">
                      <math:mrow>
                        <math:mi>E</math:mi>
                      </math:mrow>
                    </math:mstyle>
                    <math:mi>p</math:mi>
                    <math:mrow>
                      <math:mo math:stretchy="false">−</math:mo>
                      <math:mn>1</math:mn>
                    </math:mrow>
                  </math:msubsup>
                  <math:mrow>
                    <math:mo math:stretchy="false"></math:mo>
                    <math:mrow>
                      <math:msub>
                        <math:mi>l</math:mi>
                        <math:mn>0,</math:mn>
                      </math:msub>
                      <math:msub>
                        <math:mi>m</math:mi>
                        <math:mn>0</math:mn>
                      </math:msub>
                    </math:mrow>
                    <math:mo math:stretchy="false"></math:mo>
                  </math:mrow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style math:fontweight="bold">
                    <math:mrow>
                      <math:mi>B</math:mi>
                    </math:mrow>
                  </math:mstyle>
                  <math:msubsup>
                    <math:mstyle math:fontweight="bold">
                      <math:mrow>
                        <math:mi>E</math:mi>
                      </math:mrow>
                    </math:mstyle>
                    <math:mi>q</math:mi>
                    <math:mo math:stretchy="false">†</math:mo>
                  </math:msubsup>
                  <math:msup>
                    <math:mrow>
                      <math:mo math:stretchy="false"></math:mo>
                      <math:mrow>
                        <math:msubsup>
                          <math:mstyle math:fontweight="bold">
                            <math:mrow>
                              <math:mi>E</math:mi>
                            </math:mrow>
                          </math:mstyle>
                          <math:mi>q</math:mi>
                          <math:mo math:stretchy="false">†</math:mo>
                        </math:msubsup>
                        <math:mrow>
                          <math:mo math:stretchy="false"></math:mo>
                          <math:mrow>
                            <math:msub>
                              <math:mi>l</math:mi>
                              <math:mn>0,</math:mn>
                            </math:msub>
                            <math:msub>
                              <math:mi>m</math:mi>
                              <math:mn>0</math:mn>
                            </math:msub>
                          </math:mrow>
                          <math:mo math:stretchy="false"></math:mo>
                        </math:mrow>
                      </math:mrow>
                      <math:mo math:stretchy="false"></math:mo>
                    </math:mrow>
                    <math:mrow>
                      <math:mo math:stretchy="false">−</math:mo>
                      <math:mn>1</math:mn>
                    </math:mrow>
                  </math:msup>
                </math:mrow>
                <math:mo math:stretchy="false"></math:mo>
              </math:mrow>
              <math:mo math:stretchy="false">=</math:mo>
              <math:mstyle math:fontsize="48pt">
                <math:mrow>
                  <math:mo math:stretchy="false">F</math:mo>
                </math:mrow>
              </math:mstyle>
            </math:mrow>
            <math:mrow>
              <math:mo math:stretchy="false"></math:mo>
              <math:mrow>
                <math:mstyle math:fontweight="bold">
                  <math:mrow>
                    <math:mi>B</math:mi>
                  </math:mrow>
                </math:mstyle>
                <math:mi>'</math:mi>
              </math:mrow>
              <math:mo math:stretchy="false"></math:mo>
            </math:mrow>
          </math:mrow>
        </math:mrow>
      </math:mtr>
      <math:mtr>
        <math:mrow>
          <math:mrow>
            <math:mstyle math:fontsize="24pt">
              <math:mrow>
                <math:mtext>where </math:mtext>
              </math:mrow>
            </math:mstyle>
            <math:mrow>
              <math:mstyle math:fontweight="bold">
                <math:mrow>
                  <math:mi>B</math:mi>
                </math:mrow>
              </math:mstyle>
              <math:mi>'</math:mi>
            </math:mrow>
            <math:mrow>
              <math:mrow>
                <math:mo math:stretchy="false"></math:mo>
                <math:mrow>
                  <math:msub>
                    <math:mi>l</math:mi>
                    <math:mn>0,</math:mn>
                  </math:msub>
                  <math:msub>
                    <math:mi>m</math:mi>
                    <math:mn>0</math:mn>
                  </math:msub>
                </math:mrow>
                <math:mo math:stretchy="false"></math:mo>
              </math:mrow>
              <math:mo math:stretchy="false">=</math:mo>
              <math:mstyle math:fontweight="bold">
                <math:mrow>
                  <math:mi>B</math:mi>
                </math:mrow>
              </math:mstyle>
            </math:mrow>
            <math:mrow>
              <math:mo math:stretchy="false"></math:mo>
              <math:mrow>
                <math:msub>
                  <math:mi>l</math:mi>
                  <math:mn>0,</math:mn>
                </math:msub>
                <math:msub>
                  <math:mi>m</math:mi>
                  <math:mn>0</math:mn>
                </math:msub>
              </math:mrow>
              <math:mo math:stretchy="false"></math:mo>
            </math:mrow>
            <math:mi>,</math:mi>
            <math:mstyle math:fontsize="24pt">
              <math:mrow>
                <math:mtext> but in general </math:mtext>
              </math:mrow>
            </math:mstyle>
            <math:mstyle math:fontweight="bold">
              <math:mrow>
                <math:mi>B</math:mi>
              </math:mrow>
            </math:mstyle>
            <math:mrow>
              <math:mi>'</math:mi>
              <math:mo math:stretchy="false">≠</math:mo>
              <math:mstyle math:fontweight="bold">
                <math:mrow>
                  <math:mi>B</math:mi>
                </math:mrow>
              </math:mstyle>
            </math:mrow>
            <math:mi>.</math:mi>
          </math:mrow>
        </math:mrow>
      </math:mtr>
    </math:mtable>
    <math:annotation math:encoding="StarMath 5.0">alignl size 24 "uv-plane effects can be \"reversed\": if " {bold V} = {bold G}_p size 48 %fcall({bold B}) {bold G}^{%dagger}_q, newline
alignl size 24 "then (knowing G) we can derive " {bold V'} = {bold G}^{-1}_p {bold V} ({bold G}^{%dagger}_q)^-1 equiv size 48 %fcall({bold B}). newline newline

alignl size 24 { "Not so with image-plane effects: if " } bold V=size 48 %fcall({bold E}_p{bold B}{bold E}^{%dagger}_q), newline
alignl size 24 { "then (in general) we cannot derive a " } bold V'=size 48 %fcall(bold B). newline
alignl size 24 { "At best we can correct for a single point " l_0,m_0: } newline
bold V' = {bold E}^{-1}_p(l_0,m_0)bold V({bold E}^{%dagger}_q(l_0,m_0))^-1 "=" newline
alignc "=" size 48 %fcall({bold E}^{-1}_p(l_0,m_0){bold E}_p bold B {bold E}_q^%dagger({bold E}^{%dagger}_q(l_0,m_0))^{-1}) = size 48 %fcall(bold B') newline
alignl size 24 "where " {bold B'}(l_0,m_0) = bold B(l_0,m_0), size 24 " but in general "  bold B' &lt;&gt; bold B .



</math:annotation>
  </math:semantics>
</math:math>
</file>